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 Mono" svg:font-family="'Roboto Mono', 'Droid Sans Mono', monospace, monospace"/>
  </office:font-face-decls>
  <office:automatic-styles>
    <style:style style:name="P1" style:family="paragraph" style:parent-style-name="Standard">
      <style:text-properties officeooo:rsid="001b3cd2" officeooo:paragraph-rsid="001b3cd2"/>
    </style:style>
    <style:style style:name="P2" style:family="paragraph" style:parent-style-name="Standard">
      <style:text-properties officeooo:rsid="001d84fd" officeooo:paragraph-rsid="001d84fd"/>
    </style:style>
    <style:style style:name="P3" style:family="paragraph" style:parent-style-name="Standard">
      <style:text-properties officeooo:rsid="001c32af" officeooo:paragraph-rsid="001c3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вод всех записей (максимально 100 записей):</text:p>
      <text:p text:style-name="P1">GET /search_index/_search?size=100</text:p>
      <text:p text:style-name="P1"/>
      <text:p text:style-name="P2">Поиск по слову по всему индексу:</text:p>
      <text:p text:style-name="P1">GET /search_index/_search?q=девица</text:p>
      <text:p text:style-name="P1"/>
      <text:p text:style-name="P1"/>
      <text:p text:style-name="P3">Вывод по определенному полю:</text:p>
      <text:p text:style-name="P3">GET /search_index/_search</text:p>
      <text:p text:style-name="P3">{</text:p>
      <text:p text:style-name="P3"><text:s text:c="2"/>"query": {</text:p>
      <text:p text:style-name="P3"><text:s text:c="4"/>"match":{</text:p>
      <text:p text:style-name="P3"><text:s text:c="6"/>"auctionId":"0372074a-0eb0-42fd-8319-7305da23a36b"</text:p>
      <text:p text:style-name="P3"><text:s text:c="4"/>}</text:p>
      <text:p text:style-name="P3"><text:s text:c="2"/>}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 Mono" svg:font-family="'Roboto Mono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1:22.442548312</meta:creation-date>
    <dc:date>2024-12-28T22:16:34.890059189</dc:date>
    <meta:editing-duration>PT13M33S</meta:editing-duration>
    <meta:editing-cycles>3</meta:editing-cycles>
    <meta:generator>LibreOffice/24.8.4.2$Linux_X86_64 LibreOffice_project/480$Build-2</meta:generator>
    <meta:document-statistic meta:table-count="0" meta:image-count="0" meta:object-count="0" meta:page-count="1" meta:paragraph-count="13" meta:word-count="30" meta:character-count="289" meta:non-whitespace-character-count="254"/>
  </office:meta>
</office:document-meta>
</file>